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officeooo:paragraph-rsid="001fa878"/>
    </style:style>
    <style:style style:name="P3" style:family="paragraph" style:parent-style-name="Standard">
      <style:paragraph-properties fo:text-align="justify" style:justify-single-word="false"/>
      <style:text-properties style:font-name="Liberation Sans" fo:language="pl" fo:country="PL"/>
    </style:style>
    <style:style style:name="P4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5e542b"/>
    </style:style>
    <style:style style:name="P5" style:family="paragraph" style:parent-style-name="Standard">
      <style:paragraph-properties fo:text-align="justify" style:justify-single-word="false"/>
      <style:text-properties style:font-name="Liberation Sans" fo:language="pl" fo:country="PL" officeooo:rsid="00274aac"/>
    </style:style>
    <style:style style:name="P6" style:family="paragraph" style:parent-style-name="Standard">
      <style:paragraph-properties fo:text-align="justify" style:justify-single-word="false"/>
      <style:text-properties style:font-name="Liberation Sans" fo:language="pl" fo:country="P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1fa87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paragraph-rsid="002355f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language="pl" fo:country="PL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3a1569" officeooo:paragraph-rsid="003a156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44b00" officeooo:paragraph-rsid="00444b0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Liberation Sans" fo:language="pl" fo:country="PL" fo:font-style="italic" officeooo:rsid="00487aa6" officeooo:paragraph-rsid="00487aa6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pl" fo:country="PL" fo:font-style="italic" fo:font-weight="normal" officeooo:paragraph-rsid="002355f9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language="pl" fo:country="PL" officeooo:rsid="002eabaa" officeooo:paragraph-rsid="002eabaa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pl" fo:country="PL" officeooo:rsid="00401a2f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language="pl" fo:country="PL" fo:font-style="normal" officeooo:paragraph-rsid="0023fe3f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itle">
      <style:paragraph-properties fo:text-align="justify" style:justify-single-word="false"/>
      <style:text-properties style:font-name="Liberation Sans" fo:language="pl" fo:country="PL"/>
    </style:style>
    <style:style style:name="P20" style:family="paragraph" style:parent-style-name="Subtitle">
      <style:paragraph-properties fo:text-align="justify" style:justify-single-word="false"/>
      <style:text-properties style:font-name="Liberation Sans" fo:language="pl" fo:country="PL"/>
    </style:style>
    <style:style style:name="P21" style:family="paragraph" style:parent-style-name="Standard">
      <style:paragraph-properties fo:text-align="justify" style:justify-single-word="false"/>
      <style:text-properties style:font-name="Liberation Sans" fo:language="pl" fo:country="P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Liberation Sans" fo:language="pl" fo:country="P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iberation Sans" fo:language="pl" fo:country="PL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Liberation Sans" fo:language="pl" fo:country="PL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Liberation Sans" fo:language="pl" fo:country="PL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Liberation Sans" fo:language="pl" fo:country="PL" officeooo:paragraph-rsid="003011d1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Liberation Sans" fo:language="pl" fo:country="PL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Liberation Sans" fo:language="pl" fo:country="PL"/>
    </style:style>
    <style:style style:name="P29" style:family="paragraph" style:parent-style-name="Standard" style:list-style-name="L7">
      <style:paragraph-properties fo:text-align="justify" style:justify-single-word="false"/>
      <style:text-properties style:font-name="Liberation Sans" fo:language="pl" fo:country="PL"/>
    </style:style>
    <style:style style:name="P30" style:family="paragraph" style:parent-style-name="Standard" style:list-style-name="L8">
      <style:paragraph-properties fo:text-align="justify" style:justify-single-word="false"/>
      <style:text-properties style:font-name="Liberation Sans" fo:language="pl" fo:country="PL"/>
    </style:style>
    <style:style style:name="P31" style:family="paragraph" style:parent-style-name="Standard" style:list-style-name="L8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32" style:family="paragraph" style:parent-style-name="Standard" style:list-style-name="L9">
      <style:paragraph-properties fo:text-align="justify" style:justify-single-word="false"/>
      <style:text-properties style:font-name="Liberation Sans" fo:language="pl" fo:country="PL"/>
    </style:style>
    <style:style style:name="P33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paragraph-rsid="0031c207"/>
    </style:style>
    <style:style style:name="P34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7c7fa"/>
    </style:style>
    <style:style style:name="P35" style:family="paragraph" style:parent-style-name="Standard">
      <style:paragraph-properties fo:text-align="justify" style:justify-single-word="false"/>
      <style:text-properties style:font-name="Liberation Sans" fo:language="pl" fo:country="PL" officeooo:paragraph-rsid="006dc931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91a0d"/>
    </style:style>
    <style:style style:name="P37" style:family="paragraph" style:parent-style-name="Standard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Liberation Sans" fo:language="pl" fo:country="PL" officeooo:rsid="002b1886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Liberation Sans" fo:language="pl" fo:country="PL" officeooo:rsid="002c8c0d"/>
    </style:style>
    <style:style style:name="P40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4e646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Liberation Sans" fo:language="pl" fo:country="PL" officeooo:rsid="003508ed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Liberation Sans" fo:language="pl" fo:country="PL" officeooo:rsid="003da446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4e653e" officeooo:paragraph-rsid="004e653e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Liberation Sans" fo:language="pl" fo:country="PL" officeooo:rsid="00507655"/>
    </style:style>
    <style:style style:name="P46" style:family="paragraph" style:parent-style-name="Standard">
      <style:paragraph-properties fo:text-align="justify" style:justify-single-word="false"/>
      <style:text-properties style:font-name="Liberation Sans" fo:language="pl" fo:country="PL" officeooo:rsid="0057a0a5" officeooo:paragraph-rsid="0057a0a5"/>
    </style:style>
    <style:style style:name="P47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1d10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Liberation Sans" fo:language="pl" fo:country="PL" officeooo:rsid="0063a243"/>
    </style:style>
    <style:style style:name="P49" style:family="paragraph" style:parent-style-name="Standard" style:list-style-name="L10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50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style:font-style-asian="normal" style:font-style-complex="normal"/>
    </style:style>
    <style:style style:name="P51" style:family="paragraph" style:parent-style-name="Standard" style:list-style-name="L11">
      <style:paragraph-properties fo:text-align="justify" style:justify-single-word="false"/>
      <style:text-properties style:font-name="Liberation Sans" fo:language="pl" fo:country="PL" fo:font-style="normal" officeooo:rsid="00745cee" officeooo:paragraph-rsid="00745cee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language="pl" fo:country="PL" fo:font-style="normal" fo:font-weight="bold" officeooo:rsid="00745cee" officeooo:paragraph-rsid="00745ce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ans" fo:language="pl" fo:country="PL" fo:font-weight="bold" officeooo:rsid="00710a4c" officeooo:paragraph-rsid="00710a4c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ejaVu Sans" officeooo:paragraph-rsid="001fa878"/>
    </style:style>
    <style:style style:name="P55" style:family="paragraph" style:parent-style-name="Heading_20_1">
      <style:paragraph-properties fo:text-align="justify" style:justify-single-word="false"/>
      <style:text-properties style:font-name="Liberation Sans" fo:language="pl" fo:country="PL" officeooo:rsid="00274aac" officeooo:paragraph-rsid="00274aac"/>
    </style:style>
    <style:style style:name="P56" style:family="paragraph" style:parent-style-name="Heading_20_1">
      <style:paragraph-properties fo:text-align="justify" style:justify-single-word="false"/>
      <style:text-properties style:font-name="Liberation Sans" fo:language="pl" fo:country="PL" officeooo:rsid="00291a0d" officeooo:paragraph-rsid="00291a0d"/>
    </style:style>
    <style:style style:name="P57" style:family="paragraph" style:parent-style-name="Heading_20_1">
      <style:paragraph-properties fo:text-align="justify" style:justify-single-word="false"/>
      <style:text-properties style:font-name="Liberation Sans" fo:language="pl" fo:country="PL" officeooo:rsid="002c8c0d" officeooo:paragraph-rsid="002c8c0d"/>
    </style:style>
    <style:style style:name="P58" style:family="paragraph" style:parent-style-name="Heading_20_1">
      <style:paragraph-properties fo:text-align="justify" style:justify-single-word="false"/>
      <style:text-properties style:font-name="Liberation Sans" fo:language="pl" fo:country="PL"/>
    </style:style>
    <style:style style:name="P59" style:family="paragraph" style:parent-style-name="Heading_20_1">
      <style:paragraph-properties fo:text-align="justify" style:justify-single-word="false"/>
      <style:text-properties style:font-name="Liberation Sans" fo:language="pl" fo:country="PL" officeooo:rsid="00745cee" officeooo:paragraph-rsid="00745cee"/>
    </style:style>
    <style:style style:name="P60" style:family="paragraph" style:parent-style-name="Heading_20_2">
      <style:paragraph-properties fo:text-align="justify" style:justify-single-word="false"/>
      <style:text-properties style:font-name="Liberation Sans" fo:language="pl" fo:country="PL"/>
    </style:style>
    <style:style style:name="P61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1fa878"/>
    </style:style>
    <style:style style:name="P62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08edb"/>
    </style:style>
    <style:style style:name="P63" style:family="paragraph" style:parent-style-name="Heading_20_2">
      <style:paragraph-properties fo:text-align="justify" style:justify-single-word="false"/>
      <style:text-properties style:font-name="Liberation Sans" fo:language="pl" fo:country="PL" officeooo:paragraph-rsid="0023d05a"/>
    </style:style>
    <style:style style:name="P64" style:family="paragraph" style:parent-style-name="Heading_20_3">
      <style:paragraph-properties fo:text-align="justify" style:justify-single-word="false"/>
      <style:text-properties style:font-name="Liberation Sans" fo:language="pl" fo:country="PL"/>
    </style:style>
    <style:style style:name="P65" style:family="paragraph" style:parent-style-name="Heading_20_3">
      <style:paragraph-properties fo:text-align="justify" style:justify-single-word="false"/>
      <style:text-properties style:font-name="Liberation Sans" fo:language="pl" fo:country="PL" officeooo:rsid="005a2953"/>
    </style:style>
    <style:style style:name="T1" style:family="text">
      <style:text-properties officeooo:rsid="001fa878"/>
    </style:style>
    <style:style style:name="T2" style:family="text">
      <style:text-properties officeooo:rsid="00208e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74aac"/>
    </style:style>
    <style:style style:name="T5" style:family="text">
      <style:text-properties officeooo:rsid="00291a0d"/>
    </style:style>
    <style:style style:name="T6" style:family="text">
      <style:text-properties officeooo:rsid="0029df09"/>
    </style:style>
    <style:style style:name="T7" style:family="text">
      <style:text-properties officeooo:rsid="002b1886"/>
    </style:style>
    <style:style style:name="T8" style:family="text">
      <style:text-properties officeooo:rsid="002c8c0d"/>
    </style:style>
    <style:style style:name="T9" style:family="text">
      <style:text-properties officeooo:rsid="002d5018"/>
    </style:style>
    <style:style style:name="T10" style:family="text">
      <style:text-properties officeooo:rsid="002eabaa"/>
    </style:style>
    <style:style style:name="T11" style:family="text">
      <style:text-properties officeooo:rsid="003011d1"/>
    </style:style>
    <style:style style:name="T12" style:family="text">
      <style:text-properties officeooo:rsid="00337ac8"/>
    </style:style>
    <style:style style:name="T13" style:family="text">
      <style:text-properties officeooo:rsid="0034e646"/>
    </style:style>
    <style:style style:name="T14" style:family="text">
      <style:text-properties officeooo:rsid="003508ed"/>
    </style:style>
    <style:style style:name="T15" style:family="text">
      <style:text-properties officeooo:rsid="003a1569"/>
    </style:style>
    <style:style style:name="T16" style:family="text">
      <style:text-properties officeooo:rsid="003b7bd0"/>
    </style:style>
    <style:style style:name="T17" style:family="text">
      <style:text-properties officeooo:rsid="003cf302"/>
    </style:style>
    <style:style style:name="T18" style:family="text">
      <style:text-properties officeooo:rsid="003da446"/>
    </style:style>
    <style:style style:name="T19" style:family="text">
      <style:text-properties officeooo:rsid="003f3546"/>
    </style:style>
    <style:style style:name="T20" style:family="text">
      <style:text-properties officeooo:rsid="003ff80c"/>
    </style:style>
    <style:style style:name="T21" style:family="text">
      <style:text-properties officeooo:rsid="00401a2f"/>
    </style:style>
    <style:style style:name="T22" style:family="text">
      <style:text-properties officeooo:rsid="00425ea5"/>
    </style:style>
    <style:style style:name="T23" style:family="text">
      <style:text-properties officeooo:rsid="0043b540"/>
    </style:style>
    <style:style style:name="T24" style:family="text">
      <style:text-properties officeooo:rsid="00444b00"/>
    </style:style>
    <style:style style:name="T25" style:family="text">
      <style:text-properties officeooo:rsid="0044c717"/>
    </style:style>
    <style:style style:name="T26" style:family="text">
      <style:text-properties style:font-name="Liberation Sans" fo:language="pl" fo:country="PL"/>
    </style:style>
    <style:style style:name="T27" style:family="text">
      <style:text-properties style:font-name="Liberation Sans" fo:language="pl" fo:country="PL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Liberation Sans" fo:language="pl" fo:country="PL" fo:font-style="italic" style:font-style-asian="italic" style:font-style-complex="italic"/>
    </style:style>
    <style:style style:name="T29" style:family="text">
      <style:text-properties officeooo:rsid="0046a9bc"/>
    </style:style>
    <style:style style:name="T30" style:family="text">
      <style:text-properties officeooo:rsid="004867ec"/>
    </style:style>
    <style:style style:name="T31" style:family="text">
      <style:text-properties officeooo:rsid="00487aa6"/>
    </style:style>
    <style:style style:name="T32" style:family="text">
      <style:text-properties officeooo:rsid="004992be"/>
    </style:style>
    <style:style style:name="T33" style:family="text">
      <style:text-properties officeooo:rsid="004e653e"/>
    </style:style>
    <style:style style:name="T34" style:family="text">
      <style:text-properties officeooo:rsid="004ef39f"/>
    </style:style>
    <style:style style:name="T35" style:family="text">
      <style:text-properties officeooo:rsid="0051b5f7"/>
    </style:style>
    <style:style style:name="T36" style:family="text">
      <style:text-properties officeooo:rsid="0057a0a5"/>
    </style:style>
    <style:style style:name="T37" style:family="text">
      <style:text-properties officeooo:rsid="005813c4"/>
    </style:style>
    <style:style style:name="T38" style:family="text">
      <style:text-properties officeooo:rsid="005a2953"/>
    </style:style>
    <style:style style:name="T39" style:family="text">
      <style:text-properties officeooo:rsid="005b1c04"/>
    </style:style>
    <style:style style:name="T40" style:family="text">
      <style:text-properties officeooo:rsid="005bb112"/>
    </style:style>
    <style:style style:name="T41" style:family="text">
      <style:text-properties officeooo:rsid="005e542b"/>
    </style:style>
    <style:style style:name="T42" style:family="text">
      <style:text-properties officeooo:rsid="00618cad"/>
    </style:style>
    <style:style style:name="T43" style:family="text">
      <style:text-properties officeooo:rsid="00631d10"/>
    </style:style>
    <style:style style:name="T44" style:family="text">
      <style:text-properties officeooo:rsid="0063a788"/>
    </style:style>
    <style:style style:name="T45" style:family="text">
      <style:text-properties officeooo:rsid="00656b17"/>
    </style:style>
    <style:style style:name="T46" style:family="text">
      <style:text-properties officeooo:rsid="0066fcd6"/>
    </style:style>
    <style:style style:name="T47" style:family="text">
      <style:text-properties officeooo:rsid="0067c7fa"/>
    </style:style>
    <style:style style:name="T48" style:family="text">
      <style:text-properties officeooo:rsid="0069f094"/>
    </style:style>
    <style:style style:name="T49" style:family="text">
      <style:text-properties officeooo:rsid="006cad4d"/>
    </style:style>
    <style:style style:name="T50" style:family="text">
      <style:text-properties officeooo:rsid="006dc931"/>
    </style:style>
    <style:style style:name="T51" style:family="text">
      <style:text-properties officeooo:rsid="006f2e8e"/>
    </style:style>
    <style:style style:name="T52" style:family="text">
      <style:text-properties officeooo:rsid="006f5ea4"/>
    </style:style>
    <style:style style:name="T53" style:family="text">
      <style:text-properties officeooo:rsid="00710a4c"/>
    </style:style>
    <style:style style:name="T54" style:family="text">
      <style:text-properties officeooo:rsid="0072dafb"/>
    </style:style>
    <style:style style:name="T55" style:family="text">
      <style:text-properties officeooo:rsid="00745c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ichał Bultrowicz</text:p>
      <text:p text:style-name="P20">Curriculum Vitae</text:p>
      <text:p text:style-name="P3"/>
      <text:h text:style-name="P55" text:outline-level="1">Kontakt</text:h>
      <text:p text:style-name="P3">michal.bultrowicz@gmail.com</text:p>
      <text:p text:style-name="P3">(+48) 790 467 660</text:p>
      <text:p text:style-name="P2"><text:a xlink:type="simple" xlink:href="https://bultrowicz.com/" text:style-name="Internet_20_link" text:visited-style-name="Visited_20_Internet_20_Link"><text:span text:style-name="T26">https://bultrowicz.com/</text:span></text:a></text:p>
      <text:p text:style-name="P2"><text:a xlink:type="simple" xlink:href="https://github.com/butla" text:style-name="Internet_20_link" text:visited-style-name="Visited_20_Internet_20_Link"><text:span text:style-name="T26">https://github.com/butla</text:span></text:a></text:p>
      <text:p text:style-name="Horizontal_20_Line"/>
      <text:h text:style-name="P55" text:outline-level="1">Podsumowanie</text:h>
      <text:p text:style-name="P3"><text:span text:style-name="T4">Jestem programistą nastawionym na ciągły rozwój i zainteresowanym wewnętrznymi mechanizmami technologii</text:span>.</text:p>
      <text:p text:style-name="P3"><text:span text:style-name="T4">Kocham Pythona, Linuxa i tworzenie solidnych systemów rozproszonych</text:span>.</text:p>
      <text:p text:style-name="P5">Mocno wierzę w ciągłe testowanie (continuous testing) oraz wprowadzanie zmian stopniowo.</text:p>
      <text:p text:style-name="P3"/>
      <text:p text:style-name="P3"><text:span text:style-name="T4">Potrafię projektować, implementować oraz konsultować tworzenie rozwiązań informatycznych, w szczególności</text:span>:</text:p>
      <text:list xml:id="list83741506" text:style-name="L1">
        <text:list-item>
          <text:p text:style-name="P22"><text:span text:style-name="T4">automatyzacje i pomiary procesów biznesowych</text:span> („dashboard<text:span text:style-name="T4">y”</text:span>, <text:span text:style-name="T4">statystyki</text:span>, <text:span text:style-name="T4">alarmy</text:span>)</text:p>
        </text:list-item>
        <text:list-item>
          <text:p text:style-name="P22">„data pipelines”</text:p>
        </text:list-item>
        <text:list-item>
          <text:p text:style-name="P22"><text:span text:style-name="T4">wysoce dostępne (</text:span>highly available<text:span text:style-name="T4">) aplikacje sieciowe („webowe”)</text:span></text:p>
        </text:list-item>
        <text:list-item>
          <text:p text:style-name="P22"><text:span text:style-name="T5">zautomatyzowane testy </text:span>(back-end<text:span text:style-name="T5">owe</text:span>, front-end<text:span text:style-name="T5">owe</text:span>, <text:span text:style-name="T5">obciążeniowe</text:span>, chaos)</text:p>
        </text:list-item>
        <text:list-item>
          <text:p text:style-name="P22"><text:span text:style-name="T5">oprogramowanie oparte o </text:span>Python<text:span text:style-name="T5">a</text:span></text:p>
        </text:list-item>
      </text:list>
      <text:p text:style-name="P3"/>
      <text:p text:style-name="P37">Mogę także przeszkolić Państwa kadrę IT w utrzymywaniu i dalszym rozwoju systemów które tworzę, abyście nie byli ode mnie zależni na zawsze.</text:p>
      <text:p text:style-name="Horizontal_20_Line"/>
      <text:h text:style-name="P56" text:outline-level="1">Umiejętności komputerowe</text:h>
      <text:list xml:id="list509138220" text:style-name="L2">
        <text:list-item>
          <text:p text:style-name="P36">ekspert w programowaniu w Pythonie</text:p>
        </text:list-item>
        <text:list-item>
          <text:p text:style-name="P23"><text:span text:style-name="T5">drugorzędne języki programowania</text:span>: Bash, Java, C++, JavaScript, C#</text:p>
        </text:list-item>
        <text:list-item>
          <text:p text:style-name="P36">pisanie zrozumiałego i testowalnego kodu</text:p>
        </text:list-item>
        <text:list-item>
          <text:p text:style-name="P23"><text:span text:style-name="T5">tworzenie aplikacji sieciowych z użyciem frameworków</text:span> AioHTTP, Falcon, Flask, <text:span text:style-name="T5">oraz </text:span>Django</text:p>
        </text:list-item>
        <text:list-item>
          <text:p text:style-name="P23"><text:span text:style-name="T5">zaawansowane testowanie aplikacji sieciowych </text:span>(<text:span text:style-name="T5">z mikroserwisami włącznie</text:span>)</text:p>
        </text:list-item>
        <text:list-item>
          <text:p text:style-name="P23"><text:span text:style-name="T5">zapewnianie wysokiej dostępności </text:span>(HA)</text:p>
        </text:list-item>
        <text:list-item>
          <text:p text:style-name="P23"><text:span text:style-name="T5">dobra wiedza na temat optymalizacji </text:span>SQL <text:span text:style-name="T5">dla</text:span> PostgreSQL (<text:span text:style-name="T5">i skalowanie go z użyciem </text:span>CitusDB)</text:p>
        </text:list-item>
        <text:list-item>
          <text:p text:style-name="P23"><text:span text:style-name="T5">praca z różnymi magazynami danych</text:span>: Redis, Kafka (<text:span text:style-name="T5">oraz </text:span>AWS Kinesis), ElasticSearch, S3/MinIO, Amazon Redshift</text:p>
        </text:list-item>
        <text:list-item>
          <text:p text:style-name="P23"><text:span text:style-name="T5">używanie kontenerów do „</text:span>deployment<text:span text:style-name="T5">ów</text:span>” <text:span text:style-name="T5">oraz testowania </text:span>(Docker, Kubernetes, Helm)</text:p>
        </text:list-item>
        <text:list-item>
          <text:p text:style-name="P23"><text:span text:style-name="T6">implementacja bezpieczeństwa w sieci </text:span>(X.509, mTLS, JWT, OAuth2)</text:p>
        </text:list-item>
        <text:list-item>
          <text:p text:style-name="P23"><text:soft-page-break/><text:span text:style-name="T6">zautomatyzowanie zarządzanie infrastrukturą z użyciem</text:span> Terraform<text:span text:style-name="T6">a i</text:span> Ansibl<text:span text:style-name="T6">a</text:span></text:p>
        </text:list-item>
        <text:list-item>
          <text:p text:style-name="P23"><text:span text:style-name="T6">inżynieria danych </text:span>(<text:span text:style-name="T6">budowanie „</text:span>data pipelines” <text:span text:style-name="T6">oraz systemów </text:span>ETL)</text:p>
        </text:list-item>
        <text:list-item>
          <text:p text:style-name="P38">praca z chmurami AWS, GCP i DigitalOcean</text:p>
        </text:list-item>
        <text:list-item>
          <text:p text:style-name="P23"><text:span text:style-name="T7">implementacja</text:span> „Continuous Delivery” <text:span text:style-name="T7">z pomocą </text:span>Gitlab CD (Jenkins<text:span text:style-name="T7">em w przeszłości</text:span>)</text:p>
        </text:list-item>
        <text:list-item>
          <text:p text:style-name="P23"><text:span text:style-name="T7">trochę doświadczenia w budowanie </text:span>front-end<text:span text:style-name="T7">ów z użyciem</text:span> ReactJS</text:p>
        </text:list-item>
        <text:list-item>
          <text:p text:style-name="P23"><text:span text:style-name="T7">płynność w używaniu</text:span> GIT<text:span text:style-name="T7">a</text:span></text:p>
        </text:list-item>
        <text:list-item>
          <text:p text:style-name="P38">zdolny pracować jedynie w terminalu, bez środowiska graficznego</text:p>
        </text:list-item>
      </text:list>
      <text:p text:style-name="Horizontal_20_Line"/>
      <text:h text:style-name="P57" text:outline-level="1">Umiejętności „miękkie”</text:h>
      <text:list xml:id="list633033158" text:style-name="L3">
        <text:list-item>
          <text:p text:style-name="P24"><text:span text:style-name="T8">koordynowanie pracy w zespole </text:span>Scrum<text:span text:style-name="T8">owym</text:span> <text:span text:style-name="T8">lub </text:span>Kanban<text:span text:style-name="T8">owym</text:span></text:p>
        </text:list-item>
        <text:list-item>
          <text:p text:style-name="P39">uczenie programowistów przy pomocy dokładnych przeglądów kodu (code review)</text:p>
        </text:list-item>
        <text:list-item>
          <text:p text:style-name="P39">wiedza na temat zagadnień licencji oprogramowania i ich zgodności</text:p>
        </text:list-item>
        <text:list-item>
          <text:p text:style-name="P24"><text:span text:style-name="T8">analiza napięć między zespołami w projekcie </text:span>(<text:span text:style-name="T8">czy zachęty są odpowiednio ustawione?</text:span>)</text:p>
        </text:list-item>
      </text:list>
      <text:p text:style-name="Horizontal_20_Line"/>
      <text:h text:style-name="P57" text:outline-level="1">Doświadczenie</text:h>
      <text:h text:style-name="P61" text:outline-level="2">2018.<text:span text:style-name="T1">11</text:span> – 2021.<text:span text:style-name="T1">01 </text:span></text:h>
      <text:p text:style-name="P7">Senior DevOps Engineer <text:span text:style-name="T8">w</text:span> British Telecom (BT)</text:p>
      <text:p text:style-name="P9"><text:span text:style-name="T8">Zdalnie</text:span>, <text:span text:style-name="T8">ze sporadycznymi spotkaniami w </text:span>Lond<text:span text:style-name="T8">ynie</text:span>, Ipswich <text:span text:style-name="T8">i</text:span> Brentwood</text:p>
      <text:p text:style-name="P3"/>
      <text:p text:style-name="P3"><text:span text:style-name="T9">Pracowałem w zespole zewnętrznych kontraktorów. Naszym zadaniem było stworzenie aplikacji sieciowej służącej do projektowania infrastruktury telekomunikacyjnej oraz do</text:span> <text:span text:style-name="T9">wstępnej konfiguracji routerów Juniper i Cisco.</text:span> <text:span text:style-name="T9">Żeby to osiągnąć musieliśmy intensywnie współpracować z inżynierami BT z różnych zespołów, zbierając informacje o aktualnych procesach firmy i pomagając projektować zamówione rozwiązanie, które miało się wpasować w większy projekt</text:span>.</text:p>
      <text:p text:style-name="P3"/>
      <text:p text:style-name="P3"><text:span text:style-name="T10">Mieliśmy być programistami uniwersalnymi, piszącymi kod, przygotowującymi jego „deploymenty” i działającymi ze sprzętem</text:span>. <text:span text:style-name="T10">Nie mieliśmy tradycyjnego szefa zespołu, co było interesującym ćwiczeniem w samoorganizacji</text:span>. <text:span text:style-name="T10">Mój zespół składał się z </text:span>4 <text:span text:style-name="T10">do</text:span> 8 <text:span text:style-name="T10">osób </text:span>(<text:span text:style-name="T10">rósł</text:span>), <text:span text:style-name="T10">a cały projekt liczył około 80 ludzi</text:span>.</text:p>
      <text:p text:style-name="P3"/>
      <text:p text:style-name="P14">Ten projekt był także próbą przejścia na zwinne metodyki wytwarzania dla organizacji. Nasz zespół kontraktorów temu przewodził.</text:p>
      <text:p text:style-name="P3"/>
      <text:p text:style-name="P3"><text:span text:style-name="T10">Ważniejsze wykorzystane technologie</text:span>:</text:p>
      <text:p text:style-name="P3"/>
      <text:list xml:id="list1162015751" text:style-name="L4">
        <text:list-item>
          <text:p text:style-name="P25">Django <text:span text:style-name="T10">i</text:span> Django REST Framework – <text:span text:style-name="T10">większość naszego back-endu i front-endu</text:span></text:p>
        </text:list-item>
        <text:list-item>
          <text:p text:style-name="P25">PostgreSQL – <text:span text:style-name="T10">nasza główna baza danych</text:span></text:p>
        </text:list-item>
        <text:list-item>
          <text:p text:style-name="P26">Kubernetes <text:span text:style-name="T10">i</text:span> Helm – „<text:span text:style-name="T10">deploymenty”</text:span></text:p>
        </text:list-item>
        <text:list-item>
          <text:p text:style-name="P26">Nginx – „reverse proxy”</text:p>
        </text:list-item>
        <text:list-item>
          <text:p text:style-name="P25">Docker Compose – <text:span text:style-name="T10">uruchamianie lokalnej instancji aplikacji z jej zależnościami, do rozwijania kodu</text:span></text:p>
        </text:list-item>
        <text:list-item>
          <text:p text:style-name="P25">Minio – <text:span text:style-name="T11">serwowanie statycznych plików i mediów naszej aplikacji</text:span></text:p>
        </text:list-item>
        <text:list-item>
          <text:p text:style-name="P26"><text:soft-page-break/>Celery – <text:span text:style-name="T12">asynchronicznie uruchamiane grafy zadań </text:span>(<text:span text:style-name="T12">wykorzystujące funkcjonalność </text:span>"canvas")</text:p>
        </text:list-item>
        <text:list-item>
          <text:p text:style-name="P26">ReactJS – <text:span text:style-name="T12">kilka bardziej dynamicznych stron </text:span>front-end<text:span text:style-name="T12">u</text:span></text:p>
        </text:list-item>
        <text:list-item>
          <text:p text:style-name="P26">Faust – <text:span text:style-name="T12">czytanie strumieni wydarzeń z innych systemów z Kafki</text:span></text:p>
        </text:list-item>
        <text:list-item>
          <text:p text:style-name="P26">Redis – <text:span text:style-name="T12">cache’owanie</text:span>, <text:span text:style-name="T12">broker </text:span>Celery</text:p>
        </text:list-item>
        <text:list-item>
          <text:p text:style-name="P26">Sentry – <text:span text:style-name="T12">śledzenie błędów</text:span></text:p>
        </text:list-item>
        <text:list-item>
          <text:p text:style-name="P26">Prometheus – <text:span text:style-name="T12">metryki</text:span></text:p>
        </text:list-item>
        <text:list-item>
          <text:p text:style-name="P26">Junos PyEZ – <text:span text:style-name="T13">zarządzanie routerami </text:span>Juniper</text:p>
        </text:list-item>
        <text:list-item>
          <text:p text:style-name="P26">netmiko – <text:span text:style-name="T13">zarządzanie routerami </text:span>Cisco</text:p>
        </text:list-item>
        <text:list-item>
          <text:p text:style-name="P26">GitLab – <text:span text:style-name="T13">repozytorium kodu</text:span> / <text:span text:style-name="T13">system „</text:span>continuous delivery”</text:p>
        </text:list-item>
        <text:list-item>
          <text:p text:style-name="P26">Factory Boy – <text:span text:style-name="T13">łatwe tworzenie objektów </text:span>ORM <text:span text:style-name="T13">dla testów</text:span></text:p>
        </text:list-item>
        <text:list-item>
          <text:p text:style-name="P26">„terminal servers” – <text:span text:style-name="T13">logowanie się przez SSH i uzyskiwanie terminala po porcie szeregowym do routerów</text:span></text:p>
        </text:list-item>
      </text:list>
      <text:p text:style-name="P3"/>
      <text:p text:style-name="P3"><text:span text:style-name="T13">Moje nisze w zespole</text:span>:</text:p>
      <text:p text:style-name="P3"/>
      <text:list xml:id="list3834263660" text:style-name="L5">
        <text:list-item>
          <text:p text:style-name="P40">projektowanie kodu i infrastruktury pod nowe funkcjonalności</text:p>
        </text:list-item>
        <text:list-item>
          <text:p text:style-name="P40">ustawianie automatycznych testów i przyspieszanie ich</text:p>
        </text:list-item>
        <text:list-item>
          <text:p text:style-name="P27">„refactoring” <text:span text:style-name="T13">kodu pod testowalność</text:span></text:p>
        </text:list-item>
        <text:list-item>
          <text:p text:style-name="P40">dokładne przeglądy kodu (code review)</text:p>
        </text:list-item>
        <text:list-item>
          <text:p text:style-name="P40">uczenie innych członków zespołu zaawansowanego Pythona oraz testowalnego designu</text:p>
        </text:list-item>
        <text:list-item>
          <text:p text:style-name="P41">działanie na rzecz wybierania prostych i sprawdzonych open-source’owych rozwiązań które mogliśmy kontrolować <text:span text:style-name="T48">po</text:span>nad cięższe rozwiązania typu „enterprise”, co do których zespół nie miał tyle ekspertyzy</text:p>
        </text:list-item>
        <text:list-item>
          <text:p text:style-name="P27"><text:span text:style-name="T14">dbanie o „</text:span>deployment<text:span text:style-name="T14">y” i infrastrukturę</text:span> <text:span text:style-name="T14">(razem z jednym innym członkiem zespołu)</text:span></text:p>
        </text:list-item>
      </text:list>
      <text:p text:style-name="P3"/>
      <text:h text:style-name="P62" text:outline-level="2">2017.<text:span text:style-name="T2">05</text:span> – 2018.<text:span text:style-name="T2">09</text:span></text:h>
      <text:p text:style-name="P6">Python back-end developer <text:span text:style-name="T15">w</text:span> Iterio Data (https://iteriodata.com/)</text:p>
      <text:p text:style-name="P10">Zdalnie</text:p>
      <text:p text:style-name="P3"/>
      <text:p text:style-name="P3"><text:span text:style-name="T15">Moim głównym projektem był system do analiz danych z kampanii reklamowych i ruchu po stronach internetowych. Pracowałem jako główny programista i faktyczny architekt systemu.</text:span> <text:span text:style-name="T16">Później przejąłem także utrzymanie i projektowanie naszej infrastruktury w chmurze. Poza tym robiłem trochę ETLa, sporadyczne proste analizy danych, oraz odświeżałem trochę starych skryptów automatyzacyjnych</text:span>.</text:p>
      <text:p text:style-name="P3"/>
      <text:p text:style-name="P3"><text:span text:style-name="T17">Ważna rzecz której się tutaj nauczyłem to to, że z odpowiednimi narzędziami i odpowiednimi inżynierami mały zespół</text:span> (4 <text:span text:style-name="T17">osoby</text:span>, <text:span text:style-name="T17">w tym przypadku</text:span>) <text:span text:style-name="T17">może stworzyć aplikację sieciową przetwarzającą dane milionów ludzi</text:span>.</text:p>
      <text:p text:style-name="P3"/>
      <text:p text:style-name="P3"><text:span text:style-name="T17">Moje główne obowiązki</text:span>:</text:p>
      <text:p text:style-name="P3"/>
      <text:list xml:id="list469512308" text:style-name="L6">
        <text:list-item>
          <text:p text:style-name="P28"><text:span text:style-name="T18">tworzenie API webowych przy użyciu asynchronicznego Pythona </text:span>(AioHTTP) <text:span text:style-name="T18">i umieszczanie ich w kontenerach Dockerowych</text:span></text:p>
        </text:list-item>
        <text:list-item>
          <text:p text:style-name="P28"><text:span text:style-name="T18">projektowanie naszych systemów na AWSie</text:span> (ECS, Lambda, Kinesis, S3, CloudWatch)</text:p>
        </text:list-item>
        <text:list-item>
          <text:p text:style-name="P28"><text:span text:style-name="T18">kodowanie naszej infrastruktury i przeprowadzanie deploymentów przy pomocy </text:span>Terraform<text:span text:style-name="T18">a</text:span></text:p>
        </text:list-item>
        <text:list-item>
          <text:p text:style-name="P42">tworzenie strategii i narzędzi testowych dla naszych aplikacji w chmurze</text:p>
        </text:list-item>
        <text:list-item>
          <text:p text:style-name="P28"><text:soft-page-break/><text:span text:style-name="T18">pomoc w projektowaniu struktury naszej bazy danych w </text:span>CitusDB (<text:span text:style-name="T18">rozproszony </text:span>PostgreSQL)</text:p>
        </text:list-item>
        <text:list-item>
          <text:p text:style-name="P28"><text:span text:style-name="T18">ustawianie logowania </text:span>(CloudWatch, Google Stackdriver), <text:span text:style-name="T18">metryk oraz alarmów </text:span>(Sentry, PagerDuty)</text:p>
        </text:list-item>
        <text:list-item>
          <text:p text:style-name="P28"><text:span text:style-name="T19">wypracowanie naszych praktyk wytwarzania oprogramowania </text:span>(„trunk-based development”, „zero down-time deployments”, etc.)</text:p>
        </text:list-item>
        <text:list-item>
          <text:p text:style-name="P28"><text:span text:style-name="T19">utrzymywanie starych skryptów, które używały korporacyjnych SOAPowych usług sieciowych </text:span>(<text:span text:style-name="T19">wprowadziłem </text:span>Zeep<text:span text:style-name="T19">a aby to ułatwić</text:span>)</text:p>
        </text:list-item>
      </text:list>
      <text:p text:style-name="P3"/>
      <text:p text:style-name="P3"><text:span text:style-name="T20">Pracowaliśmy w trybie typowym dla start-upów, a więc było dużo przełączania kontekstów i zawsze brakowało nam czasu</text:span>. <text:span text:style-name="T20">Przez to kod który pisałem musiał być natychmiastowo zrozumiały dla mnie i mojego szefa, który nie był starszym programistą Pythona i miał jeszcze mniej czasu niż ja</text:span>. <text:span text:style-name="T20">Chciał móc bardzo szybko usiąść do kodu i zmienić parę rzeczy od czasu do czasu, dlatego droga do rozszerzania kodu musiała być oczywista</text:span>.</text:p>
      <text:p text:style-name="P15"/>
      <text:p text:style-name="P3"><text:span text:style-name="T21">Kolejnym trudnym zadaniem było wybieranie co i jak testować</text:span>. <text:span text:style-name="T21">Testy miały oszczędzić nam czas przez wyeliminowanie potrzeby ręcznego sprawdzania czy wszystko działa po deploymencie nowego kodu</text:span>. <text:span text:style-name="T21">Czasem inwestowaliśmy sporo czasu w wypracowanie technik testowania w obszarach takich jak </text:span>AWS Lambda <text:span text:style-name="T21">i mikroserwisy, ponieważ nie było konkretnej literatury na ten temat</text:span>. <text:span text:style-name="T22">Ale nieraz po prostu nie było czasu na przetestowanie wszystkiego</text:span>. <text:span text:style-name="T22">Na szczęście, niektóre części systemu nie były „na widoku” użytkowników, a „zepsucie” ich na parę minut nie było wielkim problemem </text:span>(<text:span text:style-name="T23">ponieważ mieliśmy kolejki, backupy otrzymywanych wydarzeń, itd</text:span>.). <text:span text:style-name="T23">Tak więc jeśli cokolwiek poszło nie tak podczas wprowadzania zmian w tych częściach nasz system alarmów natychmiast nas o tym informował, a my od razu wprowadzaliśmy poprawki, przez co użytkownicy nie mogli zauważyć żadnych problemów</text:span>.</text:p>
      <text:p text:style-name="P3"/>
      <text:h text:style-name="P63" text:outline-level="2">2017.05 – 2017.10</text:h>
      <text:p text:style-name="P6"><text:span text:style-name="T24">Kontraktor Ansiblowy</text:span> <text:span text:style-name="T24">w</text:span> ScyllaDB (https://www.scylladb.com/)</text:p>
      <text:p text:style-name="P11">Zdalnie</text:p>
      <text:p text:style-name="P3"/>
      <text:p text:style-name="P3"><text:span text:style-name="T25">Zostałem wynajęty aby stworzyć skrypty Ansiblowe do instalacji bazy danych ScyllaDB</text:span>. <text:span text:style-name="T29">Udało mi się stworzyć automatyzację instalacji pojedynczej instancji bazy</text:span>. <text:span text:style-name="T29">Później zacząłem pracę nad skryptami ustawiającymi cały klaster bazodanowy, ale ich nie dokończyłem. Byłem zbyt przepracowany posiadając ten kontrakt i etat w Iterio, więc zrezygnowałem z tego pierwszego</text:span>.</text:p>
      <text:p text:style-name="P3"/>
      <text:p text:style-name="P3"><text:span text:style-name="T29">Głównym wyzwaniem tutaj było wymaganie bazowania na istniejących, złożonych skryptach shellowych</text:span>. <text:span text:style-name="T29">Robiły takie rzeczy jak modyfikacja ustawień kernela dla maksymalizacji wydajności bazy</text:span>. <text:span text:style-name="T30">Problem polegał na tym, że zazwyczaj nie były idempotentne i były skore do modyfikowania stanu maszyny</text:span>. <text:span text:style-name="T30">Więc musiałem proponować zmiany w nich, a także przekomponować ich części w moje skrypty Ansiblowe.</text:span></text:p>
      <text:p text:style-name="P3"/>
      <text:p text:style-name="P3"/>
      <text:p text:style-name="P3"/>
      <text:p text:style-name="P3"/>
      <text:p text:style-name="P3"/>
      <text:h text:style-name="P63" text:outline-level="2"><text:soft-page-break/>2017.01 – 2017.06</text:h>
      <text:p text:style-name="P6"><text:span text:style-name="T31">Kontraktor od oprogramowania w </text:span>Techno Service SA (https://tspcb.pl/) / Siled (http://siled.pl/)</text:p>
      <text:p text:style-name="P12">Zdalnie, <text:span text:style-name="T34">z paroma wizytami w fabryce w Gdańsku</text:span></text:p>
      <text:p text:style-name="P3"/>
      <text:p text:style-name="P3"><text:span text:style-name="T32">Firma miała wielostopniowy, ręczny proces do tworzenia raportów z jakości lutów na produkowanych płytkach PCB. Początkowe analizy płytek były wykonywane przy pomocy wyspecjalizowanych maszyn przemysłowych. Zostałem zatrudniony do zautomatyzowania tego procesu.</text:span></text:p>
      <text:p text:style-name="P3"/>
      <text:p text:style-name="P3"><text:span text:style-name="T33">Stary proces wyglądał tak</text:span>:</text:p>
      <text:p text:style-name="P3"/>
      <text:list xml:id="list3773863303" text:style-name="L7">
        <text:list-item>
          <text:p text:style-name="P43">człowiek idzie do maszyny z pendrivem</text:p>
        </text:list-item>
        <text:list-item>
          <text:p text:style-name="P44">uruchamia na maszynie oprogramowanie zgrywające zestaw wyników testów</text:p>
        </text:list-item>
        <text:list-item>
          <text:p text:style-name="P43">kopiuje te dane na swój komputer</text:p>
        </text:list-item>
        <text:list-item>
          <text:p text:style-name="P43">uruchamia skrypt transformujący dane na arkusz Excela</text:p>
        </text:list-item>
        <text:list-item>
          <text:p text:style-name="P29"><text:span text:style-name="T34">wysyła ten arkusz do osoby przygotowującej ostateczny raport</text:span></text:p>
        </text:list-item>
        <text:list-item>
          <text:p text:style-name="P45">ta druga osoba ręcznie kopiuje pola z wysłanego arkusza do arkusza ostatecznego raportu</text:p>
        </text:list-item>
      </text:list>
      <text:p text:style-name="P3"/>
      <text:p text:style-name="P3"><text:span text:style-name="T35">Stworzyłem aplikację pod Windowsa dzięki której można było wybrać transze płytek którą użytkownik był zainteresowany, wprowadzić parę informacji i natychmiast dostać arkusz końcowego raportu. Było to możliwe, ponieważ maszyna do testowania PCB była podłączona do sieci i chodził na niej MS SQL Server zawierający dane z wszystkich testów płytek.</text:span></text:p>
      <text:p text:style-name="P3"/>
      <text:p text:style-name="P46">Użyte technologie:</text:p>
      <text:p text:style-name="P3"/>
      <text:list xml:id="list2722618899" text:style-name="L8">
        <text:list-item>
          <text:p text:style-name="P30">Python 3.6</text:p>
        </text:list-item>
        <text:list-item>
          <text:p text:style-name="P30">Tkinter, <text:span text:style-name="T36">wybrany, ponieważ GUI było minimalne, a cała aplikacja musiała być bardzo łatwa do zainstalowania na Windowsie</text:span></text:p>
        </text:list-item>
        <text:list-item>
          <text:p text:style-name="P30">openpyxl <text:span text:style-name="T36">do czytania i pisania arkuszy Excela</text:span></text:p>
        </text:list-item>
        <text:list-item>
          <text:p text:style-name="P30">PyAutoGUI <text:span text:style-name="T37">do testowania GUI</text:span></text:p>
        </text:list-item>
        <text:list-item>
          <text:p text:style-name="P31">VirtualBox <text:span text:style-name="T37">na którym chodził</text:span> Windows XP, <text:span text:style-name="T37">na którym chodził </text:span>Microsoft SQL Server 2005 – <text:span text:style-name="T37">wszystko po to, aby realistycznie testować testować wyciąganie danych z maszyny testującej PCB</text:span></text:p>
        </text:list-item>
      </text:list>
      <text:h text:style-name="P63" text:outline-level="2">2014.03 – 2016.04</text:h>
      <text:p text:style-name="P6">Software Applications Developer <text:span text:style-name="T38">w</text:span> Intel Technology Poland</text:p>
      <text:p text:style-name="P9">Gdańsk</text:p>
      <text:p text:style-name="P3"/>
      <text:p text:style-name="P3"><text:span text:style-name="T38">Przykłady zadań w tej pracy, od ostatniego</text:span>:</text:p>
      <text:p text:style-name="P3"/>
      <text:h text:style-name="P65" text:outline-level="3">Prowadzenie zespołu programistów</text:h>
      <text:p text:style-name="P4"><text:span text:style-name="T39">Byłem szefem jednego z zespołów które pracowały nad projektem </text:span>Trusted Analytics Platform (TAP). TAP <text:span text:style-name="T39">był platformą </text:span>PaaS <text:span text:style-name="T39">przeznaczoną do tworzenia aplikacji analizujących dane (data analytics)</text:span>. <text:span text:style-name="T40">Mój zespół głównie zajmował się integracją aplikacji tworzonych przez pozostałe zespoły, nadzorowaliśmy „buildy” i „deploymenty”, wypuszczanie nowych wersji, tworzyliśmy wewnętrzne narzędzia, oraz utrzymywaliśmy kilka mikroserwisów back-endowych</text:span>.</text:p>
      <text:p text:style-name="P4"><text:soft-page-break/></text:p>
      <text:p text:style-name="P4"><text:span text:style-name="T41">Byłem odpowiedzialny za planowanie, estymację i koordynację pracy w zespole, a także za doszkalanie pozostałych członków zespołu. Co więcej:</text:span></text:p>
      <text:p text:style-name="P3"/>
      <text:list xml:id="list1340151678" text:style-name="L9">
        <text:list-item>
          <text:p text:style-name="P32"><text:span text:style-name="T42">pełniłem funkcję pythonowego eksperta dla wszystkich zespołów projektu</text:span></text:p>
        </text:list-item>
        <text:list-item>
          <text:p text:style-name="P33"><text:span text:style-name="T43">stworzyłem</text:span> <text:span text:style-name="T3">mountepy</text:span> – <text:span text:style-name="T43">bibliotekę </text:span>Python<text:span text:style-name="T43">a pomagającą w izolacji mikroserwisów pod testy, oraz mającą za zadanie zwiększyć jakość naszego kodu</text:span></text:p>
        </text:list-item>
        <text:list-item>
          <text:p text:style-name="P47">wpływałem na metodyki wytwarzania we wszystkich zespołach</text:p>
        </text:list-item>
        <text:list-item>
          <text:p text:style-name="P48">egzekwowałem wymaganie licencyjne oprogramowania i komunikowałem się z prawnikami</text:p>
        </text:list-item>
      </text:list>
      <text:p text:style-name="P3"/>
      <text:h text:style-name="P64" text:outline-level="3"><text:span text:style-name="T44">Tworzenie mikroserwisów b</text:span>ack-end<text:span text:style-name="T44">owych dla TAP</text:span></text:h>
      <text:p text:style-name="P3"><text:span text:style-name="T44">Rozwijałem kilka mikroserwisów napisanych przy użyciu frameworka Spring Boot (Java), a także stworzyłem jeden w </text:span>Python<text:span text:style-name="T44">ie (Flask)</text:span>. <text:span text:style-name="T44">Pythonowy serwis zajmował się indeksowaniem i wyszukiwaniem danych, oparty był o ElasticSearch</text:span>. <text:span text:style-name="T44">Używaliśmy PaaSu CloudFoundry jako platformy dla naszych aplikacji</text:span>. <text:span text:style-name="T44">Czasem musieliśmy pogmerać w maszynach wirtualnych na których chodził klaster </text:span>Cloud Foundry.</text:p>
      <text:p text:style-name="P3"/>
      <text:h text:style-name="P64" text:outline-level="3"><text:span text:style-name="T45">Utrzymanie bezpiecznego back-endu do zdalnych aktualizacji firmware’u </text:span>(Intel Upgrade Service)</text:h>
      <text:p text:style-name="P3"><text:span text:style-name="T46">Mieliśmy dojrzały system rozproszony zawierający usługi back-endowe napisane w C#, front-end w ASP.NET, serwer i klienta w C++</text:span>. <text:span text:style-name="T46">Podstawą działania systemu był schemat podpisów cyfrowych </text:span>EPID. <text:span text:style-name="T46">Musiałem dostarczać patche do niemal wszystkich komponentów w warstwie aplikacji, oraz dokonywać deploymentów na dużej, geograficznie rozproszonej infrastrukturze opartej o Windows.</text:span></text:p>
      <text:p text:style-name="P3"/>
      <text:p text:style-name="P3"><text:span text:style-name="T46">Musiałem także wykonywać testy, które dotykały wszystkiego od firmware’u na maszynie klienckiej, przez sterowniki i oprogramowanie warstwy aplikacji, a kończąc na wielo-warstwowych usługach back-endowych z HSMami (</text:span>Hardware Security Modules).</text:p>
      <text:p text:style-name="P3"/>
      <text:h text:style-name="P64" text:outline-level="3"><text:span text:style-name="T47">Implementacja bezpiecznych tuneli do wymiany certyfikatów przy użyciu sprzętowej kryptografii</text:span></text:h>
      <text:p text:style-name="P3"><text:span text:style-name="T47">Musiałem stworzyć aplikację w C++ 11 na osadzone platformy Linux, która mogła tworzyć, zarządzać i przesyłać certyfikaty X.509</text:span>. <text:span text:style-name="T47">Prywatne klucze certyfikatów oraz klucze używane do zabezpieczania połączeń były tworzone i przechowywane w sprzętowych modułach kryptograficznych </text:span>(TPM). OpenSSL <text:span text:style-name="T47">i</text:span> TrouSerS <text:span text:style-name="T47">były wykorzytane do tworzenia połączeń </text:span>MTLS (TLS <text:span text:style-name="T47">z uwierzytelnieniem obu stron</text:span>).</text:p>
      <text:p text:style-name="P3"/>
      <text:h text:style-name="P64" text:outline-level="3"><text:span text:style-name="T47">Badanie wykorzystania kart SIM jako „elementów bezpiecznych” (</text:span>secure element / SE)</text:h>
      <text:p text:style-name="P3"><text:span text:style-name="T47">Robiłem to sam jako moje pierwsze zadanie w zespole</text:span>. <text:span text:style-name="T47">Musiałem zaznajomić się z </text:span>Java Micro <text:span text:style-name="T47">E</text:span>dition <text:span text:style-name="T47">oraz sprzętem typu „</text:span>smart card”.</text:p>
      <text:p text:style-name="P3"/>
      <text:p text:style-name="P34"><text:span text:style-name="T47">Okazuje się że niektóre karty SIM (i smart cards o formacie kart SIM) są w stanie wykonywać kryptografię asymetryczną, ale nie mogliśmy ich łatwo wykorzystać.</text:span> <text:span text:style-name="T47">Musięlibyśmy uzyskać prawa operatora SIM, aby móc wysyłać nasz kod na karty przy </text:span><text:soft-page-break/><text:span text:style-name="T47">pomocy OTA, lub musięlibyśmy zamówić transzę kart od producenta. Obie opcje nie były dla nas odpowiednie.</text:span></text:p>
      <text:p text:style-name="P3"/>
      <text:h text:style-name="P63" text:outline-level="2">2011.05 – 2014.02</text:h>
      <text:p text:style-name="P6">Test Engineer Intern at Intel Technology Poland</text:p>
      <text:p text:style-name="P9">Gdańsk</text:p>
      <text:p text:style-name="P3"/>
      <text:p text:style-name="P3"><text:span text:style-name="T49">Utrzymywałem i rozwijałem heterogeniczny </text:span>(Windows, Linux, Android) <text:span text:style-name="T49">rozproszony </text:span>framework <text:span text:style-name="T49">do zautomatyzowanych testów oprogramowania, firmware’u oraz sprzętu</text:span>. <text:span text:style-name="T49">Pisałem kod głównie w </text:span>C# <text:span text:style-name="T49">i </text:span>Jav<text:span text:style-name="T49">ie</text:span> (<text:span text:style-name="T49">zarówno wersja </text:span>SE, <text:span text:style-name="T49">jak i na</text:span> Android<text:span text:style-name="T49">a</text:span>), <text:span text:style-name="T49">ale pomagałem sobie pisząc skrypty w </text:span>Python<text:span text:style-name="T49">ie</text:span>.</text:p>
      <text:p text:style-name="P3"/>
      <text:p text:style-name="P35"><text:span text:style-name="T50">Głównie skupiałem się na projektowaniu i implementacji wszechstronnej komunikacji w stylu RPC między aplikacjami na różnych platformach (wykorzystano WCF na Windowsie, JAX-WS na Linuxie, oraz mój własny protokół dla Androida)</text:span>. <text:span text:style-name="T50">Współpracowaliśmy ściśle z naszym klientami – zespołami walidacyjnymi.</text:span></text:p>
      <text:p text:style-name="P3"/>
      <text:p text:style-name="P3"><text:span text:style-name="T50">Rozwiązywanie niektórych problemów wymagało wiedzy na temat implementacji Javy i .NETa </text:span>(<text:span text:style-name="T50">np. niezgodności w implementacji socketów </text:span>TCP <text:span text:style-name="T50">na obu platformach</text:span>).</text:p>
      <text:p text:style-name="Horizontal_20_Line"/>
      <text:h text:style-name="P58" text:outline-level="1"><text:span text:style-name="T51">Najważniejsze wystąpienia konferencyjne</text:span></text:h>
      <text:h text:style-name="P60" text:outline-level="2">TDD of Python microservices</text:h>
      <text:p text:style-name="P1"><text:span text:style-name="T27">EuroPython 2016.</text:span><text:span text:style-name="T26"> </text:span><text:a xlink:type="simple" xlink:href="https://youtu.be/d-ka10jngQQ" text:style-name="Internet_20_link" text:visited-style-name="Visited_20_Internet_20_Link"><text:span text:style-name="T26">https://youtu.be/d-ka10jngQQ</text:span></text:a></text:p>
      <text:p text:style-name="P3"/>
      <text:p text:style-name="P3"><text:span text:style-name="T51">Prezentacja narzędzi (niektórych stworzonych przeze mnie) i rozwiązań umożliwiających „Test-Driven Development” dla mikroserwisów napisanych w Pythonie</text:span>. <text:span text:style-name="T51">Przedstawiona z perspektywy osoby utrzymującej pojedynczy serwis.</text:span></text:p>
      <text:p text:style-name="P3"/>
      <text:h text:style-name="P60" text:outline-level="2">Python microservices on PaaS done right</text:h>
      <text:p text:style-name="P1"><text:span text:style-name="T28">EuroPython 2015.</text:span><text:span text:style-name="T26"> </text:span><text:a xlink:type="simple" xlink:href="https://youtu.be/WYXkpiaGBms" text:style-name="Internet_20_link" text:visited-style-name="Visited_20_Internet_20_Link"><text:span text:style-name="T26">https://youtu.be/WYXkpiaGBms</text:span></text:a><text:span text:style-name="T26"> </text:span></text:p>
      <text:p text:style-name="P3"/>
      <text:p text:style-name="P3"><text:span text:style-name="T52">Zbiór wskazówek i praktyk pozwalających na stworzenie projektu opartego o mikroserwisy</text:span>. <text:span text:style-name="T52">Dotyczy wytwarzania, testowania oraz organizacji pracy.</text:span></text:p>
      <text:p text:style-name="Horizontal_20_Line"/>
      <text:h text:style-name="P58" text:outline-level="1">Edu<text:span text:style-name="T53">kacja</text:span></text:h>
      <text:h text:style-name="P63" text:outline-level="2">2016.03 – 2016.05</text:h>
      <text:p text:style-name="P8"><text:span text:style-name="T53">Kurs „</text:span>Cryptography I”</text:p>
      <text:p text:style-name="P13">Stanford (<text:span text:style-name="T53">przez platformę </text:span>Coursera)</text:p>
      <text:p text:style-name="P3"/>
      <text:h text:style-name="P63" text:outline-level="2"><text:soft-page-break/>2012 – 2015</text:h>
      <text:p text:style-name="P6"><text:span text:style-name="T53">Magister inżynier informatyk</text:span></text:p>
      <text:p text:style-name="P9"><text:span text:style-name="T53">Politechnika </text:span>Gdańsk<text:span text:style-name="T53">a</text:span></text:p>
      <text:p text:style-name="P9"/>
      <text:p text:style-name="P17"><text:span text:style-name="T53">Ogólny wynik</text:span> – <text:span text:style-name="T53">dobry</text:span> plus</text:p>
      <text:p text:style-name="P16"><text:span text:style-name="T53">Specjalizacja w Inteligentnych Systemach Interaktywnych (AI, widzenie komputerowe, grafika)</text:span></text:p>
      <text:p text:style-name="P16"/>
      <text:p text:style-name="P53">Praca magisterska</text:p>
      <text:p text:style-name="P9"><text:span text:style-name="T53">Zdamne wywoływanie metod języka </text:span>Java <text:span text:style-name="T53">w systemie Android z platformy .NET</text:span></text:p>
      <text:p text:style-name="P16"><text:span text:style-name="T53">Opiekun pracy</text:span>: <text:span text:style-name="T53">dr inż. </text:span>Jacek Lebiedź</text:p>
      <text:p text:style-name="P16"/>
      <text:p text:style-name="P16"><text:span text:style-name="T54">Celem pracy było stworzenie zestawu bibliotek które umożliwiłyby wygodne zdalne wykonywanie kodu na Androidzie z platformy .NET</text:span>. <text:span text:style-name="T54">Cel został spełniony. Efektem ubocznym był patch do biblioteki </text:span><text:span text:style-name="T3">jsonrpc4j</text:span>, <text:span text:style-name="T54">umożliwiający jej działanie na Androidzie</text:span>.</text:p>
      <text:p text:style-name="P16"/>
      <text:h text:style-name="P63" text:outline-level="2">2008 – 2012</text:h>
      <text:p text:style-name="P18"><text:span text:style-name="T55">Inżynier informatyk</text:span></text:p>
      <text:p text:style-name="P9"><text:span text:style-name="T55">Politechnika </text:span>Gdańsk<text:span text:style-name="T55">a</text:span></text:p>
      <text:p text:style-name="P16"/>
      <text:p text:style-name="P17"><text:span text:style-name="T55">Ogólny wynika </text:span>– <text:span text:style-name="T55">dobry plus</text:span></text:p>
      <text:p text:style-name="P16"/>
      <text:p text:style-name="P52">Projekt końcowy</text:p>
      <text:p text:style-name="P16"><text:span text:style-name="T55">Aplikacja w </text:span>C++ <text:span text:style-name="T55">używająca </text:span>OpenCV, <text:span text:style-name="T55">która była w stanie uczyć się i rozpoznawać twarze przy pomocy metody wektorów własnych (eigenvector)</text:span>.</text:p>
      <text:p text:style-name="Horizontal_20_Line"/>
      <text:h text:style-name="P59" text:outline-level="1">Języki</text:h>
      <text:p text:style-name="P16"/>
      <text:list xml:id="list1882957760" text:style-name="L10">
        <text:list-item>
          <text:p text:style-name="P49"><text:span text:style-name="T55">Polski, ojczysty</text:span></text:p>
        </text:list-item>
        <text:list-item>
          <text:p text:style-name="P49"><text:span text:style-name="T55">Angielski</text:span>, <text:span text:style-name="T55">płynny</text:span></text:p>
        </text:list-item>
      </text:list>
      <text:p text:style-name="Horizontal_20_Line"/>
      <text:h text:style-name="P59" text:outline-level="1">Zainteresowania</text:h>
      <text:p text:style-name="P16"/>
      <text:list xml:id="list3797822770" text:style-name="L11">
        <text:list-item>
          <text:p text:style-name="P50"><text:span text:style-name="T55">technologia i inżynieria w ogóle</text:span></text:p>
        </text:list-item>
        <text:list-item>
          <text:p text:style-name="P50"><text:span text:style-name="T55">psychologia ewolucyjna</text:span></text:p>
        </text:list-item>
        <text:list-item>
          <text:p text:style-name="P50"><text:span text:style-name="T55">mitologia</text:span> (<text:span text:style-name="T55">głównie słowiańska</text:span>, <text:span text:style-name="T55">nordycka i grecka</text:span>)</text:p>
        </text:list-item>
        <text:list-item>
          <text:p text:style-name="P51">historia</text:p>
        </text:list-item>
        <text:list-item>
          <text:p text:style-name="P51">sztuki wal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1:43:39.476068168</meta:creation-date>
    <dc:date>2021-05-03T19:22:26.192990410</dc:date>
    <meta:editing-duration>PT7H46M1S</meta:editing-duration>
    <meta:editing-cycles>70</meta:editing-cycles>
    <meta:generator>LibreOffice/6.0.7.3$Linux_X86_64 LibreOffice_project/00m0$Build-3</meta:generator>
    <meta:document-statistic meta:table-count="0" meta:image-count="0" meta:object-count="0" meta:page-count="8" meta:paragraph-count="175" meta:word-count="2083" meta:character-count="15671" meta:non-whitespace-character-count="13810"/>
  </office:meta>
</office:document-meta>
</file>